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Noto Mono1" svg:font-family="'Noto Mono'" style:font-family-generic="modern" style:font-pitch="variable"/>
    <style:font-face style:name="SimSun1" svg:font-family="SimSun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oto Mono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Noto Mono" fo:language="zxx" fo:country="none" officeooo:rsid="00014fe5" officeooo:paragraph-rsid="00014fe5" style:language-asian="zxx" style:country-asian="none" style:language-complex="zxx" style:country-complex="none"/>
    </style:style>
    <style:style style:name="P3" style:family="paragraph" style:parent-style-name="Standard">
      <style:text-properties style:font-name="Noto Mono" fo:language="zxx" fo:country="none" officeooo:rsid="0002473f" officeooo:paragraph-rsid="0002473f" style:language-asian="zxx" style:country-asian="none" style:language-complex="zxx" style:country-complex="none"/>
    </style:style>
    <style:style style:name="P4" style:family="paragraph" style:parent-style-name="Standard">
      <style:text-properties style:font-name="Noto Mono" fo:language="zxx" fo:country="none" officeooo:rsid="0002473f" officeooo:paragraph-rsid="0008c9c9" style:language-asian="zxx" style:country-asian="none" style:language-complex="zxx" style:country-complex="none"/>
    </style:style>
    <style:style style:name="P5" style:family="paragraph" style:parent-style-name="Standard">
      <style:text-properties style:font-name="Noto Mono" fo:language="zxx" fo:country="none" officeooo:rsid="0003a530" officeooo:paragraph-rsid="0003a530" style:language-asian="zxx" style:country-asian="none" style:language-complex="zxx" style:country-complex="none"/>
    </style:style>
    <style:style style:name="P6" style:family="paragraph" style:parent-style-name="Standard">
      <style:text-properties style:font-name="Noto Mono" fo:language="zxx" fo:country="none" officeooo:rsid="0008c9c9" officeooo:paragraph-rsid="0008c9c9" style:language-asian="zxx" style:country-asian="none" style:language-complex="zxx" style:country-complex="none"/>
    </style:style>
    <style:style style:name="P7" style:family="paragraph" style:parent-style-name="Standard">
      <style:text-properties style:font-name="Noto Mono" fo:language="zxx" fo:country="none" officeooo:rsid="0008c9c9" officeooo:paragraph-rsid="0009a2cc" style:language-asian="zxx" style:country-asian="none" style:language-complex="zxx" style:country-complex="none"/>
    </style:style>
    <style:style style:name="P8" style:family="paragraph" style:parent-style-name="Standard">
      <style:text-properties style:font-name="Noto Mono" fo:language="zxx" fo:country="none" officeooo:rsid="000db0c8" officeooo:paragraph-rsid="000db0c8" style:language-asian="zxx" style:country-asian="none" style:language-complex="zxx" style:country-complex="none"/>
    </style:style>
    <style:style style:name="P9" style:family="paragraph" style:parent-style-name="Standard">
      <style:text-properties style:font-name="Noto Mono" fo:language="zxx" fo:country="none" officeooo:rsid="00118ac2" officeooo:paragraph-rsid="00118ac2" style:language-asian="zxx" style:country-asian="none" style:language-complex="zxx" style:country-complex="none"/>
    </style:style>
    <style:style style:name="P10" style:family="paragraph" style:parent-style-name="Standard">
      <style:text-properties style:font-name="Noto Mono" fo:language="zxx" fo:country="none" officeooo:rsid="0009a2cc" officeooo:paragraph-rsid="0009a2cc" style:language-asian="zxx" style:country-asian="none" style:language-complex="zxx" style:country-complex="none"/>
    </style:style>
    <style:style style:name="P11" style:family="paragraph" style:parent-style-name="Standard">
      <style:text-properties style:text-line-through-style="none" style:text-line-through-type="none" style:font-name="Noto Mono" fo:language="zxx" fo:country="none" officeooo:rsid="00118ac2" officeooo:paragraph-rsid="00118ac2" style:language-asian="zxx" style:country-asian="none" style:language-complex="zxx" style:country-complex="none"/>
    </style:style>
    <style:style style:name="P12" style:family="paragraph" style:parent-style-name="Standard">
      <style:text-properties style:text-line-through-style="none" style:text-line-through-type="none" style:font-name="Noto Mono" fo:language="zxx" fo:country="none" officeooo:rsid="00118ac2" officeooo:paragraph-rsid="00165437" style:language-asian="zxx" style:country-asian="none" style:language-complex="zxx" style:country-complex="none"/>
    </style:style>
    <style:style style:name="P13" style:family="paragraph" style:parent-style-name="Standard">
      <style:text-properties style:text-line-through-style="none" style:text-line-through-type="none" style:font-name="Noto Mono" fo:language="zxx" fo:country="none" officeooo:rsid="00118ac2" officeooo:paragraph-rsid="001a2368" style:language-asian="zxx" style:country-asian="none" style:language-complex="zxx" style:country-complex="none"/>
    </style:style>
    <style:style style:name="P14" style:family="paragraph" style:parent-style-name="Standard">
      <style:text-properties style:text-line-through-style="none" style:text-line-through-type="none" style:font-name="Noto Mono" fo:language="zxx" fo:country="none" officeooo:rsid="001a5401" officeooo:paragraph-rsid="001a5401" style:language-asian="zxx" style:country-asian="none" style:language-complex="zxx" style:country-complex="none"/>
    </style:style>
    <style:style style:name="P15" style:family="paragraph" style:parent-style-name="Standard">
      <style:text-properties style:text-line-through-style="none" style:text-line-through-type="none" style:font-name="Noto Mono" fo:language="zxx" fo:country="none" officeooo:rsid="001a5401" officeooo:paragraph-rsid="00200364" style:language-asian="zxx" style:country-asian="none" style:language-complex="zxx" style:country-complex="none"/>
    </style:style>
    <style:style style:name="P16" style:family="paragraph" style:parent-style-name="Standard">
      <style:text-properties style:text-line-through-style="none" style:text-line-through-type="none" style:font-name="Noto Mono" fo:language="zxx" fo:country="none" officeooo:rsid="001b24e8" officeooo:paragraph-rsid="001b24e8" style:language-asian="zxx" style:country-asian="none" style:language-complex="zxx" style:country-complex="none"/>
    </style:style>
    <style:style style:name="P17" style:family="paragraph" style:parent-style-name="Standard">
      <style:text-properties style:text-line-through-style="none" style:text-line-through-type="none" style:font-name="Noto Mono" fo:language="zxx" fo:country="none" officeooo:rsid="002096f7" officeooo:paragraph-rsid="002096f7" style:language-asian="zxx" style:country-asian="none" style:language-complex="zxx" style:country-complex="none"/>
    </style:style>
    <style:style style:name="P18" style:family="paragraph" style:parent-style-name="Standard">
      <style:text-properties style:text-line-through-style="none" style:text-line-through-type="none" style:font-name="Noto Mono" fo:language="zxx" fo:country="none" style:text-underline-style="solid" style:text-underline-width="auto" style:text-underline-color="font-color" officeooo:rsid="001d25a4" officeooo:paragraph-rsid="001d25a4" style:language-asian="zxx" style:country-asian="none" style:language-complex="zxx" style:country-complex="none"/>
    </style:style>
    <style:style style:name="P19" style:family="paragraph" style:parent-style-name="Standard">
      <style:text-properties style:text-line-through-style="none" style:text-line-through-type="none" style:font-name="Noto Mono" fo:language="zxx" fo:country="none" style:text-underline-style="solid" style:text-underline-width="auto" style:text-underline-color="font-color" officeooo:rsid="001d3b46" officeooo:paragraph-rsid="001a5401" style:language-asian="zxx" style:country-asian="none" style:language-complex="zxx" style:country-complex="none"/>
    </style:style>
    <style:style style:name="P20" style:family="paragraph" style:parent-style-name="Standard">
      <style:text-properties style:text-line-through-style="none" style:text-line-through-type="none" style:font-name="Noto Mono" fo:language="zxx" fo:country="none" style:text-underline-style="solid" style:text-underline-width="auto" style:text-underline-color="font-color" officeooo:rsid="00200364" officeooo:paragraph-rsid="001a5401" style:language-asian="zxx" style:country-asian="none" style:language-complex="zxx" style:country-complex="none"/>
    </style:style>
    <style:style style:name="P21" style:family="paragraph" style:parent-style-name="Standard">
      <style:text-properties style:text-line-through-style="none" style:text-line-through-type="none" style:font-name="Noto Mono" fo:language="zxx" fo:country="none" style:text-underline-style="none" officeooo:rsid="001d25a4" officeooo:paragraph-rsid="001d25a4" style:language-asian="zxx" style:country-asian="none" style:language-complex="zxx" style:country-complex="none"/>
    </style:style>
    <style:style style:name="P22" style:family="paragraph" style:parent-style-name="Standard">
      <style:text-properties style:text-line-through-style="none" style:text-line-through-type="none" style:font-name="Noto Mono" fo:language="zxx" fo:country="none" style:text-underline-style="none" officeooo:rsid="001d3b46" officeooo:paragraph-rsid="001a5401" style:language-asian="zxx" style:country-asian="none" style:language-complex="zxx" style:country-complex="none"/>
    </style:style>
    <style:style style:name="P23" style:family="paragraph" style:parent-style-name="Standard">
      <style:text-properties style:text-line-through-style="none" style:text-line-through-type="none" style:font-name="Noto Mono" fo:language="zxx" fo:country="none" style:text-underline-style="none" officeooo:rsid="001d3b46" officeooo:paragraph-rsid="001d3b46" style:language-asian="zxx" style:country-asian="none" style:language-complex="zxx" style:country-complex="none"/>
    </style:style>
    <style:style style:name="P24" style:family="paragraph">
      <loext:graphic-properties draw:fill="solid" draw:fill-color="#dddddd"/>
      <style:paragraph-properties style:writing-mode="lr-tb"/>
      <style:text-properties style:font-name="Noto Mono" fo:font-size="12pt" fo:language="zxx" fo:country="none" style:font-name-asian="Liberation Mono2" style:language-asian="zxx" style:country-asian="none" style:font-name-complex="Noto Mono" style:language-complex="zxx" style:country-complex="none"/>
    </style:style>
    <style:style style:name="T1" style:family="text">
      <style:text-properties officeooo:rsid="0008c9c9"/>
    </style:style>
    <style:style style:name="T2" style:family="text">
      <style:text-properties officeooo:rsid="0009a2cc"/>
    </style:style>
    <style:style style:name="T3" style:family="text">
      <style:text-properties officeooo:rsid="000d7caa"/>
    </style:style>
    <style:style style:name="T4" style:family="text">
      <style:text-properties officeooo:rsid="00118ac2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font-name="Noto Mono" fo:font-size="12pt" fo:language="zxx" fo:country="none" style:font-name-asian="Liberation Mono2" style:language-asian="zxx" style:country-asian="none" style:font-name-complex="Noto Mono" style:language-complex="zxx" style:country-complex="none"/>
    </style:style>
    <style:style style:name="T7" style:family="text">
      <style:text-properties style:font-name="Noto Mono" fo:font-size="12pt" fo:language="zxx" fo:country="none" style:language-asian="zxx" style:country-asian="none" style:font-name-complex="Noto Mono" style:language-complex="zxx" style:country-complex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solid" draw:fill-color="#dddddd" fo:min-height="7.96cm" fo:padding-top="0.4cm" fo:padding-bottom="0.4cm" fo:padding-left="0.4cm" fo:padding-right="0.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l.archives-ouvertes.fr</text:p>
      <text:p text:style-name="P1"><text:a xlink:type="simple" xlink:href="https://tel.archives-ouvertes.fr/tel-01499453/document" text:style-name="Internet_20_link" text:visited-style-name="Visited_20_Internet_20_Link">https://tel.archives-ouvertes.fr/tel-01499453/document</text:a> ??</text:p>
      <text:p text:style-name="P1">https://tel.archives-ouvertes.fr/tel-00477743/document</text:p>
      <text:p text:style-name="P1"><text:a xlink:type="simple" xlink:href="https://www.trb.org/publications/tcrp/tsyn10.pdf" text:style-name="Internet_20_link" text:visited-style-name="Visited_20_Internet_20_Link">https://www.trb.org/publications/tcrp/tsyn10.pdf</text:a></text:p>
      <text:p text:style-name="P1">http://csiss.ncgia.ucsb.edu/events/workshops/2003/AST2003/reading/Murray/murray2003final.pdf</text:p>
      <text:p text:style-name="P13">https://www.sig.strasbourg.eu/metadonnees/dico/dico_fr_strasbourg.eu_2017_08_03_76.xml</text:p>
      <text:p text:style-name="P13">https://data.strasbourg.eu/explore/dataset/filaire-de-circulation/table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donnees:</text:p>
      <text:p text:style-name="P3"><text:soft-page-break/><text:tab/>placement des lignes</text:p>
      <text:p text:style-name="P3"><text:tab/>frequences des bus</text:p>
      <text:p text:style-name="P3"/>
      <text:p text:style-name="P3"/>
      <text:p text:style-name="P3"/>
      <text:p text:style-name="P3"/>
      <text:p text:style-name="P3">variables:</text:p>
      <text:p text:style-name="P3"><text:tab/>trajet de chaque bus -&gt; grilles horaires</text:p>
      <text:p text:style-name="P3"><text:tab/>lignes indépendantes, horaires de dépar<text:span text:style-name="T1">t</text:span></text:p>
      <text:p text:style-name="P3"/>
      <text:p text:style-name="P3">optimiser:</text:p>
      <text:p text:style-name="P3"><text:tab/>adhérence qux fréquences</text:p>
      <text:p text:style-name="P3"><text:tab/>nombre * temps d'attente de correspondances</text:p>
      <text:p text:style-name="P3"><text:tab/>nombre de bus -&gt; temps d'attente entre trajets / trajets a vide</text:p>
      <text:p text:style-name="P3"><text:tab/></text:p>
      <text:p text:style-name="P5">methodes:</text:p>
      <text:p text:style-name="P5"><text:tab/>chercher les types de changements les appliquer les uns après</text:p>
      <text:p text:style-name="P5"><text:tab/>les autres pour diversifier la recherche (ex: decaler une ligne <text:tab/></text:p>
      <text:p text:style-name="P5"><text:tab/>entiere; decaler une desserte; charcher des correspondaces...)</text:p>
      <text:p text:style-name="P5"/>
      <text:p text:style-name="P5"><text:tab/>utiliser plusieurs étapes qui optimisent des choses differentes,</text:p>
      <text:p text:style-name="P5"><text:tab/>(ex: minimiser les temps d'attente puis conserver les horaires</text:p>
      <text:p text:style-name="P5"><text:tab/>et optimiser l'ordre des bus <text:s/>pour minimiser les couts)</text:p>
      <text:p text:style-name="P3"/>
      <text:p text:style-name="P3"/>
      <text:p text:style-name="P3"/>
      <text:p text:style-name="P3"/>
      <text:p text:style-name="P3"/>
      <text:p text:style-name="P6">variables:</text:p>
      <text:p text:style-name="P4"><text:tab/><text:span text:style-name="T1">nombre/position des arets</text:span></text:p>
      <text:p text:style-name="P4"/>
      <text:p text:style-name="P6">optimiser:</text:p>
      <text:p text:style-name="P6"><text:tab/>1. zones ou points d'interet desservis en minimisant le nombre</text:p>
      <text:p text:style-name="P6"><text:tab/>2. couvrir au mieux une nouvelle zone / point d'interet en <text:s/><text:tab/><text:tab/><text:tab/> <text:s/>changeant une ligne ou en rajoutant une</text:p>
      <text:p text:style-name="P6"/>
      <text:p text:style-name="P6">methodes:</text:p>
      <text:p text:style-name="P7"><text:tab/>1.</text:p>
      <text:p text:style-name="P7"><text:tab/>supprimer/ajouter/deplacer des arets</text:p>
      <text:p text:style-name="P7"><text:tab/>2.</text:p>
      <text:p text:style-name="P10"><text:tab/>ajouter/changer le trajet d'une ligne puis (1)</text:p>
      <text:p text:style-name="P7"><text:span text:style-name="T2"><text:tab/>2 essais avec ajout ou non de lignes </text:span><text:tab/></text:p>
      <text:p text:style-name="P6"/>
      <text:p text:style-name="P6"><text:tab/></text:p>
      <text:p text:style-name="P6">**** <text:span text:style-name="T3">#2</text:span></text:p>
      <text:p text:style-name="P6"/>
      <text:p text:style-name="P6"/>
      <text:p text:style-name="P8">calcul de cout:</text:p>
      <text:p text:style-name="P8"/>
      <text:p text:style-name="P8"><text:soft-page-break/>pour chaque ligne (l):</text:p>
      <text:p text:style-name="P8"/>
      <text:p text:style-name="P8"><text:tab/>cout de base (cte) (Co)</text:p>
      <text:p text:style-name="P8"><text:tab/>nombre d'arets (&lt;&lt;) (n(l))</text:p>
      <text:p text:style-name="P8"><text:tab/>distance parourue (&lt;&lt;) (dt(l))</text:p>
      <text:p text:style-name="P8"><text:tab/>frequence (&lt;&lt;) (f(l))</text:p>
      <text:p text:style-name="P8"/>
      <text:p text:style-name="P8">pour chaque point d'interet / zone (p):</text:p>
      <text:p text:style-name="P8"><text:tab/></text:p>
      <text:p text:style-name="P8"><text:tab/>distance au systeme (x&lt;&lt;) (d(p))</text:p>
      <text:p text:style-name="P8"><text:tab/>temps de trajet moyen (&lt;&lt;) (t(p1, p2)) <text:span text:style-name="T4">avec N autres points</text:span></text:p>
      <text:p text:style-name="P8"><text:tab/>importance (cte) ((i(p))</text:p>
      <text:p text:style-name="P8"/>
      <text:p text:style-name="P8"/>
      <text:p text:style-name="P8"><draw:frame draw:style-name="fr1" draw:name="Objet1" text:anchor-type="as-char" svg:y="-0.891cm" svg:width="15.423cm" svg:height="1.47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9">fonctions:</text:p>
      <text:p text:style-name="P9"/>
      <text:p text:style-name="P9"><text:tab/></text:p>
      <text:p text:style-name="P9"><text:tab/></text:p>
      <text:p text:style-name="P9"><text:tab/>(graphe, trajet, limites) -&gt; (trajet modifié)</text:p>
      <text:p text:style-name="P9"><text:tab/></text:p>
      <text:p text:style-name="P9"><text:tab/>modifie un chemin dans le graphe avec une limite de distance </text:p>
      <text:p text:style-name="P9"><text:tab/>supplémentaire, et replace les arets également</text:p>
      <text:p text:style-name="P9"/>
      <text:p text:style-name="P9"><text:tab/></text:p>
      <text:p text:style-name="P9"><text:tab/>(graphe, trajet, limites) -&gt; (trajet modifié)</text:p>
      <text:p text:style-name="P9"><text:tab/></text:p>
      <text:p text:style-name="P9"><text:tab/>déplace un des terminus avec une distance maximale, ne place pas </text:p>
      <text:p text:style-name="P9"><text:tab/>d'arets</text:p>
      <text:p text:style-name="P9"/>
      <text:p text:style-name="P9"><text:soft-page-break/></text:p>
      <text:p text:style-name="P9"><text:tab/>(grpahe, trajet, limites) <text:span text:style-name="T5">-&gt; (trajet modifié)</text:span></text:p>
      <text:p text:style-name="P11"/>
      <text:p text:style-name="P11"><text:tab/>ajoute un ou plusieurs arets sur la ligne, de mainere plus ou <text:tab/>moins aleatoire</text:p>
      <text:p text:style-name="P11"/>
      <text:p text:style-name="P11"/>
      <text:p text:style-name="P12"><draw:frame text:anchor-type="paragraph" draw:z-index="1" draw:name="Forme1" draw:style-name="gr1" draw:text-style-name="P24" svg:width="17.569cm" svg:height="8.762cm" svg:x="0.023cm" svg:y="0.018cm"><draw:text-box><text:p><text:span text:style-name="T6">trame:</text:span></text:p><text:p><text:span text:style-name="T7"/></text:p><text:p><text:span text:style-name="T6">sol = sol initiale</text:span></text:p><text:p><text:span text:style-name="T6">N = nombre algo</text:span></text:p><text:p><text:span text:style-name="T6">n = 0</text:span></text:p><text:p><text:span text:style-name="T7"/></text:p><text:p><text:span text:style-name="T6">tant que (temps_ecoule &lt; temps_limite)</text:span></text:p><text:p><text:span text:style-name="T6"><text:tab/></text:span><text:span text:style-name="T6">|</text:span></text:p><text:p><text:span text:style-name="T6"><text:tab/></text:span><text:span text:style-name="T6">| nouv = algo #n (sol)</text:span></text:p><text:p><text:span text:style-name="T6"><text:tab/></text:span><text:span text:style-name="T6">|</text:span></text:p><text:p><text:span text:style-name="T6"><text:tab/></text:span><text:span text:style-name="T6">| si (cout(nouv) &lt; cout(sol))</text:span></text:p><text:p><text:span text:style-name="T6"><text:tab/></text:span><text:span text:style-name="T6"><text:tab/></text:span><text:span text:style-name="T6">|</text:span><text:span text:style-name="T6"><text:tab/></text:span><text:span text:style-name="T6">|</text:span></text:p><text:p><text:span text:style-name="T6"><text:tab/></text:span><text:span text:style-name="T6"><text:tab/></text:span><text:span text:style-name="T6">| </text:span><text:span text:style-name="T6"><text:tab/></text:span><text:span text:style-name="T6">| sol = nouv</text:span></text:p><text:p><text:span text:style-name="T6"><text:tab/></text:span><text:span text:style-name="T6">|</text:span></text:p><text:p><text:span text:style-name="T6"><text:tab/></text:span><text:span text:style-name="T6">| n = (n + 1) mod N</text:span></text:p><text:p><text:span text:style-name="T6"/></text:p></draw:text-box></draw:frame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4">modele:</text:p>
      <text:p text:style-name="P14"/>
      <text:p text:style-name="P14">un graphe de troncons comme support, chaqun a une 'position', les arets sont assignés a un troncons plutot qu'une position (donnée a creer)</text:p>
      <text:p text:style-name="P14"/>
      <text:p text:style-name="P14"/>
      <text:p text:style-name="P14"/>
      <text:p text:style-name="P18">problematiques</text:p>
      <text:p text:style-name="P21"/>
      <text:p text:style-name="P21">comment rendre les lignes de bus plus efficaces</text:p>
      <text:p text:style-name="P21"/>
      <text:p text:style-name="P21">comment les adapter a des nouvelles demandes</text:p>
      <text:p text:style-name="P14"/>
      <text:p text:style-name="P14"/>
      <text:p text:style-name="P14"/>
      <text:p text:style-name="P19">objectifs</text:p>
      <text:p text:style-name="P22"/>
      <text:p text:style-name="P23">essai d'algorithmes dans un modele reduit</text:p>
      <text:p text:style-name="P23"/>
      <text:p text:style-name="P23"><text:soft-page-break/>application a plus grande echelle et comparaison au reel</text:p>
      <text:p text:style-name="P14"/>
      <text:p text:style-name="P20">algos de recherche</text:p>
      <text:p text:style-name="P20"/>
      <text:p text:style-name="P20"/>
      <text:p text:style-name="P15"><text:a xlink:type="simple" xlink:href="https://fr.wikipedia.org/wiki/Métaheuristique" text:style-name="Internet_20_link" text:visited-style-name="Visited_20_Internet_20_Link">https://fr.wikipedia.org/wiki/M%C3%A9taheuristique</text:a></text:p>
      <text:p text:style-name="P15">https://fr.wikipedia.org/wiki/Recuit_simul%C3%A9</text:p>
      <text:p text:style-name="P14">https://fr.wikipedia.org/wiki/Algorithme_de_colonies_de_fourmis</text:p>
      <text:p text:style-name="P14"/>
      <text:p text:style-name="P14"/>
      <text:p text:style-name="P14"/>
      <text:p text:style-name="P14"/>
      <text:p text:style-name="P16">a faire:</text:p>
      <text:p text:style-name="P16"/>
      <text:p text:style-name="P16">-&gt; simplifier le filaire pour garder uniquement les données nécessaires pour construire un graphe</text:p>
      <text:p text:style-name="P16"/>
      <text:p text:style-name="P16">par troncon naviguable:</text:p>
      <text:p text:style-name="P16"><text:tab/></text:p>
      <text:p text:style-name="P16"><text:tab/>coord(depart),</text:p>
      <text:p text:style-name="P16"/>
      <text:p text:style-name="P16"><text:tab/>coord(arrive),</text:p>
      <text:p text:style-name="P16"/>
      <text:p text:style-name="P16"><text:tab/>coord(centre),</text:p>
      <text:p text:style-name="P16"/>
      <text:p text:style-name="P16"><text:tab/>distance (a ajouter)</text:p>
      <text:p text:style-name="P16"/>
      <text:p text:style-name="P16"><text:tab/>connections(depart)</text:p>
      <text:p text:style-name="P16"/>
      <text:p text:style-name="P16"><text:tab/>connections(arrivee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>cas simplifie:</text:p>
      <text:p text:style-name="P17"/>
      <text:p text:style-name="P17">graphe podere de destinations, avec des lignes initiales, et des points a desservir</text:p>
      <text:p text:style-name="P17"/>
      <text:p text:style-name="P17">- application iterative des voisinages</text:p>
      <text:p text:style-name="P17"/>
      <text:p text:style-name="P17"/>
      <text:p text:style-name="P17"/>
      <text:p text:style-name="P17">/ - algorithme colonie de fourmis, avec plusieurs colonies qui se <text:s text:c="2"/>\</text:p>
      <text:p text:style-name="P17">| partagent les objectifs de la maniere la plus efficace possible ? |</text:p>
      <text:p text:style-name="P17">| <text:s text:c="66"/>|</text:p>
      <text:p text:style-name="P17">| \-&gt; chaque colonie essaie d'en parcourir le moins possible mais <text:s text:c="2"/>|</text:p>
      <text:p text:style-name="P17">| augmentation importante du cout si un point d'est pas desservi <text:s text:c="3"/>|</text:p>
      <text:p text:style-name="P17">| <text:s text:c="66"/>|</text:p>
      <text:p text:style-name="P17">| \-&gt; chaque fourmi visite un certain nombre d'objectifs variable <text:s text:c="2"/>|</text:p>
      <text:p text:style-name="P17">\ avant de terminer ??? <text:s text:c="44"/>/</text:p>
      <text:p text:style-name="P17"/>
      <text:p text:style-name="P17"/>
      <text:p text:style-name="P17"/>
      <text:p text:style-name="P17"/>
      <text:p text:style-name="P17">probleme:</text:p>
      <text:p text:style-name="P17"/>
      <text:p text:style-name="P17">definir les points a desservir dans le cas reel et étendu +- martices origine / destinatio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Serif1" svg:font-family="'Liberation Serif'" style:font-family-generic="modern" style:font-pitch="variable"/>
    <style:font-face style:name="Mangal1" svg:font-family="Mangal" style:font-family-generic="modern" style:font-pitch="variable"/>
    <style:font-face style:name="Noto Mono1" svg:font-family="'Noto Mono'" style:font-family-generic="modern" style:font-pitch="variable"/>
    <style:font-face style:name="SimSun1" svg:font-family="SimSun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Windows_x86 LibreOffice_project/2b7f1e640c46ceb28adf43ee075a6e8b8439ed10</meta:generator>
    <dc:date>2022-05-09T15:01:44.504000000</dc:date>
    <meta:editing-duration>PT1H49M36S</meta:editing-duration>
    <meta:editing-cycles>14</meta:editing-cycles>
    <meta:document-statistic meta:table-count="0" meta:image-count="0" meta:object-count="1" meta:page-count="7" meta:paragraph-count="99" meta:word-count="467" meta:character-count="3734" meta:non-whitespace-character-count="3106"/>
  </office:meta>
</office:document-meta>
</file>

<file path=Object 1/content.xml><?xml version="1.0" encoding="utf-8"?>
<math xmlns="http://www.w3.org/1998/Math/MathML" display="block">
  <semantics>
    <mstyle mathsize="15pt">
      <mrow>
        <mrow>
          <munder>
            <mo stretchy="false">∑</mo>
            <mrow>
              <mi>l</mi>
              <mo stretchy="false">∈</mo>
              <mi mathvariant="italic">Lignes</mi>
            </mrow>
          </munder>
          <mrow>
            <mo fence="true" stretchy="false">(</mo>
            <mrow>
              <mrow>
                <msub>
                  <mi>c</mi>
                  <mi>o</mi>
                </msub>
                <mo stretchy="false">+</mo>
                <mrow>
                  <msub>
                    <mi>k</mi>
                    <mn>1</mn>
                  </msub>
                  <mo stretchy="false">⋅</mo>
                  <msub>
                    <mi>n</mi>
                    <mi>l</mi>
                  </msub>
                </mrow>
                <mo stretchy="false">+</mo>
                <mrow>
                  <msub>
                    <mi>k</mi>
                    <mn>2</mn>
                  </msub>
                  <mo stretchy="false">⋅</mo>
                  <msub>
                    <mi mathvariant="italic">dt</mi>
                    <mi>l</mi>
                  </msub>
                  <mo stretchy="false">⋅</mo>
                  <msub>
                    <mi>f</mi>
                    <mi>l</mi>
                  </msub>
                </mrow>
              </mrow>
            </mrow>
            <mo fence="true" stretchy="false">)</mo>
          </mrow>
        </mrow>
        <mo stretchy="false">+</mo>
        <mrow>
          <munder>
            <mo stretchy="false">∑</mo>
            <mrow>
              <mi>p</mi>
              <mo stretchy="false">∈</mo>
              <mi mathvariant="italic">points</mi>
            </mrow>
          </munder>
          <mrow>
            <msub>
              <mi>i</mi>
              <mi>p</mi>
            </msub>
            <mo stretchy="false">⋅</mo>
            <mrow>
              <mo fence="true" stretchy="false">(</mo>
              <mrow>
                <mrow>
                  <mrow>
                    <msub>
                      <mi>k</mi>
                      <mn>3</mn>
                    </msub>
                    <mo stretchy="false">⋅</mo>
                    <msub>
                      <mi>d</mi>
                      <mi>p</mi>
                    </msub>
                  </mrow>
                  <mrow>
                    <mspace width="1em"/>
                    <mo stretchy="false">+</mo>
                    <mspace width="1em"/>
                  </mrow>
                  <mrow>
                    <msub>
                      <mi>k</mi>
                      <mn>4</mn>
                    </msub>
                    <mo stretchy="false">⋅</mo>
                    <mrow>
                      <mo fence="true" stretchy="false">(</mo>
                      <mrow>
                        <mfrac>
                          <mn>1</mn>
                          <mi>N</mi>
                        </mfrac>
                      </mrow>
                      <mo fence="true" stretchy="false">)</mo>
                    </mrow>
                    <mo stretchy="false">⋅</mo>
                    <mrow>
                      <munderover>
                        <mo stretchy="false">∑</mo>
                        <mrow>
                          <msub>
                            <mi>p</mi>
                            <mn>2</mn>
                          </msub>
                          <mo stretchy="false">∈</mo>
                          <mi mathvariant="italic">points</mi>
                        </mrow>
                        <mrow>
                          <mi>N</mi>
                          <mi mathvariant="italic">choix</mi>
                        </mrow>
                      </munderover>
                      <mrow>
                        <mo fence="true" stretchy="false">(</mo>
                        <mrow>
                          <mrow>
                            <msub>
                              <mi>i</mi>
                              <mi>p</mi>
                            </msub>
                            <mo stretchy="false">⋅</mo>
                            <msub>
                              <mi>i</mi>
                              <msub>
                                <mi>p</mi>
                                <mn>2</mn>
                              </msub>
                            </msub>
                            <mo stretchy="false">⋅</mo>
                            <msub>
                              <mi>t</mi>
                              <mrow>
                                <mi>p</mi>
                                <mo stretchy="false">→</mo>
                                <msub>
                                  <mi>p</mi>
                                  <mn>2</mn>
                                </msub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</mrow>
        </mrow>
      </mrow>
    </mstyle>
    <annotation encoding="StarMath 5.0">size 15 
{
sum from{l in Lignes} ( c_o + k_1 cdot n_l + k_2 cdot dt_l cdot f_l ) + sum from { p in points } { i_p cdot ( k_3 cdot d_p ``+`` 

{
	k_4 cdot
	(1 over N) cdot
	sum 	from {p_2 in points}
			to { N choix }
			( i_p cdot i_{p_2} cdot t_{p-&gt;p_2} )
})}

}</annotation>
  </semantics>
</math>
</file>